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6.15cm" fo:min-width="4.324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4.35cm" fo:min-width="4.124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4.15cm" fo:min-width="3.9cm"/>
    </style:style>
    <style:style style:name="gr10" style:family="graphic" style:parent-style-name="objectwithoutfill">
      <style:graphic-properties draw:marker-end="Arrow_20_concave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.8cm"/>
    </style:style>
    <style:style style:name="P1" style:family="paragraph">
      <style:paragraph-properties fo:text-align="center"/>
      <style:text-properties style:font-name="Times New Roman" fo:font-size="12pt"/>
    </style:style>
    <style:style style:name="P2" style:family="paragraph">
      <loext:graphic-properties draw:fill="none"/>
      <style:paragraph-properties fo:text-align="center"/>
      <style:text-properties style:font-name="Times New Roman" fo:font-size="12pt"/>
    </style:style>
    <style:style style:name="P3" style:family="paragraph">
      <style:text-properties style:font-name="Times New Roman" fo:font-size="12pt" style:font-size-asian="16pt" style:font-size-complex="16pt"/>
    </style:style>
    <style:style style:name="P4" style:family="paragraph">
      <loext:graphic-properties draw:fill="none" draw:fill-color="#ffffff"/>
      <style:text-properties style:font-name="Times New Roman" fo:font-size="12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7" style:family="paragraph">
      <style:text-properties style:font-name="Times New Roman" fo:font-size="12pt" style:font-size-asian="12pt" style:font-size-complex="12pt"/>
    </style:style>
    <style:style style:name="P8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center"/>
      <style:text-properties fo:font-size="7.5pt"/>
    </style:style>
    <style:style style:name="P12" style:family="paragraph">
      <style:paragraph-properties fo:text-align="center"/>
      <style:text-properties style:font-name="Times New Roman" fo:font-size="7.5pt" style:font-size-asian="12pt" style:font-size-complex="12pt"/>
    </style:style>
    <style:style style:name="P13" style:family="paragraph">
      <loext:graphic-properties draw:fill-color="#ffffff"/>
      <style:paragraph-properties fo:text-align="center"/>
      <style:text-properties style:font-name="Times New Roman" fo:font-size="12pt" style:font-name-asian="Times New Roman" style:font-size-asian="12pt" style:font-size-complex="12pt"/>
    </style:style>
    <style:style style:name="T1" style:family="text">
      <style:text-properties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style:font-size-asian="12pt" style:font-size-complex="12pt"/>
    </style:style>
    <style:style style:name="T5" style:family="text">
      <style:text-properties style:font-name="Times New Roman" fo:font-size="12pt" style:font-name-asian="Times New Roman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.5cm" svg:height="2cm" svg:x="5cm" svg:y="4cm">
          <text:p text:style-name="P1">Core</text:p>
          <text:p text:style-name="P1">Gro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cm" svg:height="2cm" svg:x="7cm" svg:y="4cm">
          <text:p text:style-name="P1">Core</text:p>
          <text:p text:style-name="P1">Gro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cm" svg:height="2cm" svg:x="7cm" svg:y="8cm">
          <text:p text:style-name="P1">Core</text:p>
          <text:p text:style-name="P1">Gro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cm" svg:height="2cm" svg:x="5cm" svg:y="8cm">
          <text:p text:style-name="P1">Core</text:p>
          <text:p text:style-name="P1">Gro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cm" svg:height="1cm" svg:x="5cm" svg:y="6.5cm">
          <text:p text:style-name="P1">Network On Chi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5.792cm" svg:y1="8cm" svg:x2="5.792cm" svg:y2="7.5cm">
          <text:p/>
        </draw:line>
        <draw:line draw:style-name="gr3" draw:text-style-name="P2" draw:layer="layout" svg:x1="5.8cm" svg:y1="6cm" svg:x2="5.8cm" svg:y2="6.5cm">
          <text:p/>
        </draw:line>
        <draw:line draw:style-name="gr3" draw:text-style-name="P2" draw:layer="layout" svg:x1="7.7cm" svg:y1="6cm" svg:x2="7.7cm" svg:y2="6.5cm">
          <text:p/>
        </draw:line>
        <draw:line draw:style-name="gr3" draw:text-style-name="P2" draw:layer="layout" svg:x1="7.7cm" svg:y1="8cm" svg:x2="7.7cm" svg:y2="7.5cm">
          <text:p/>
        </draw:line>
        <draw:line draw:style-name="gr3" draw:text-style-name="P2" draw:layer="layout" svg:x1="4.5cm" svg:y1="7cm" svg:x2="5cm" svg:y2="7cm">
          <text:p/>
        </draw:line>
        <draw:frame draw:style-name="gr4" draw:text-style-name="P4" draw:layer="layout" svg:width="2.9cm" svg:height="1.3cm" svg:x="2.6cm" svg:y="6.4cm">
          <draw:text-box>
            <text:p text:style-name="P3"><text:span text:style-name="T1">System </text:span></text:p>
            <text:p text:style-name="P3"><text:span text:style-name="T1">Interface</text:span></text:p>
          </draw:text-box>
        </draw:frame>
        <draw:custom-shape draw:style-name="gr5" draw:text-style-name="P5" draw:layer="layout" svg:width="4.824cm" svg:height="6.4cm" svg:x="9.9cm" svg:y="3.8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5cm" svg:y1="4cm" svg:x2="9.9cm" svg:y2="3.8cm">
          <text:p/>
        </draw:line>
        <draw:line draw:style-name="gr3" draw:text-style-name="P5" draw:layer="layout" svg:x1="8.5cm" svg:y1="6cm" svg:x2="9.9cm" svg:y2="10.2cm">
          <text:p/>
        </draw:line>
        <draw:custom-shape draw:style-name="gr6" draw:text-style-name="P6" draw:layer="layout" svg:width="2cm" svg:height="1cm" svg:x="10.024cm" svg:y="4cm">
          <text:p text:style-name="P6"><text:span text:style-name="T2">M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2.024cm" svg:y1="4.5cm" svg:x2="12.524cm" svg:y2="4.5cm">
          <text:p/>
        </draw:line>
        <draw:line draw:style-name="gr3" draw:text-style-name="P5" draw:layer="layout" svg:x1="13.524cm" svg:y1="4cm" svg:x2="13.524cm" svg:y2="3.5cm">
          <text:p/>
        </draw:line>
        <draw:custom-shape draw:style-name="gr6" draw:text-style-name="P6" draw:layer="layout" svg:width="2cm" svg:height="1cm" svg:x="12.524cm" svg:y="4cm">
          <text:p text:style-name="P6"><text:span text:style-name="T2">Memory</text:span></text:p>
          <text:p text:style-name="P6"><text:span text:style-name="T2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3.224cm" svg:height="0.734cm" svg:x="11.676cm" svg:y="2.9cm">
          <draw:text-box>
            <text:p text:style-name="P7"><text:span text:style-name="T3">Shared Memory</text:span></text:p>
          </draw:text-box>
        </draw:frame>
        <draw:custom-shape draw:style-name="gr8" draw:text-style-name="P9" draw:layer="layout" svg:width="4.624cm" svg:height="4.6cm" svg:x="10cm" svg:y="5.5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3.524cm" svg:y1="5.5cm" svg:x2="13.524cm" svg:y2="5cm">
          <text:p/>
        </draw:line>
        <draw:custom-shape draw:style-name="gr9" draw:text-style-name="P10" draw:layer="layout" svg:width="4.4cm" svg:height="4.4cm" svg:x="10.124cm" svg:y="5.6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2.324cm" svg:y1="10.7cm" svg:x2="12.324cm" svg:y2="10cm">
          <text:p/>
        </draw:line>
        <draw:frame draw:style-name="gr7" draw:text-style-name="P8" draw:layer="layout" svg:width="2.61cm" svg:height="0.734cm" svg:x="11.024cm" svg:y="10.6cm">
          <draw:text-box>
            <text:p text:style-name="P7"><text:span text:style-name="T3">CPE Cluster</text:span></text:p>
          </draw:text-box>
        </draw:frame>
        <draw:custom-shape draw:style-name="gr11" draw:text-style-name="P12" draw:layer="layout" svg:width="0.5cm" svg:height="0.5cm" svg:x="10.3cm" svg:y="5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0.3cm" svg:y="6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0.3cm" svg:y="6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0.3cm" svg:y="7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0.3cm" svg:y="7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0.3cm" svg:y="8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0.3cm" svg:y="8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0.3cm" svg:y="9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0.8cm" svg:y="5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0.8cm" svg:y="6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0.8cm" svg:y="6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0.8cm" svg:y="7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0.8cm" svg:y="7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0.8cm" svg:y="8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0.8cm" svg:y="8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0.8cm" svg:y="9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1.3cm" svg:y="5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1.3cm" svg:y="6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1.3cm" svg:y="6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1.3cm" svg:y="7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1.3cm" svg:y="7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1.3cm" svg:y="8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1.3cm" svg:y="8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1.3cm" svg:y="9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1.8cm" svg:y="5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1.8cm" svg:y="6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1.8cm" svg:y="6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1.8cm" svg:y="7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1.8cm" svg:y="7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1.8cm" svg:y="8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1.8cm" svg:y="8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1.8cm" svg:y="9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2.3cm" svg:y="5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2.3cm" svg:y="6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2.3cm" svg:y="6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2.3cm" svg:y="7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2.3cm" svg:y="7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2.3cm" svg:y="8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2.3cm" svg:y="8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2.3cm" svg:y="9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2.8cm" svg:y="5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2.8cm" svg:y="6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2.8cm" svg:y="6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2.8cm" svg:y="7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2.8cm" svg:y="7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2.8cm" svg:y="8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2.8cm" svg:y="8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2.8cm" svg:y="9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3.3cm" svg:y="5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3.3cm" svg:y="6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3.3cm" svg:y="6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3.3cm" svg:y="7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3.3cm" svg:y="7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3.3cm" svg:y="8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3.3cm" svg:y="8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3.3cm" svg:y="9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3.8cm" svg:y="5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3.8cm" svg:y="6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3.8cm" svg:y="6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3.8cm" svg:y="7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3.8cm" svg:y="7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3.8cm" svg:y="8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3.8cm" svg:y="8.8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cm" svg:height="0.5cm" svg:x="13.8cm" svg:y="9.3cm">
          <text:p text:style-name="P11"><text:span text:style-name="T4">CPE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3cm" svg:height="1.5cm" svg:x="11.2cm" svg:y="7.1cm">
          <text:p text:style-name="P9"><text:span text:style-name="T5">64K</text:span></text:p>
          <text:p text:style-name="P9"><text:span text:style-name="T5">LDM</text:span></text:p>
          <text:p text:style-name="P9"><text:span text:style-name="T5">per CP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5:19:38.465000000</meta:creation-date>
    <dc:date>2017-04-18T17:25:23.932000000</dc:date>
    <meta:editing-duration>PT11M42S</meta:editing-duration>
    <meta:editing-cycles>4</meta:editing-cycles>
    <meta:generator>LibreOffice/5.1.4.2$Windows_x86 LibreOffice_project/f99d75f39f1c57ebdd7ffc5f42867c12031db97a</meta:generator>
    <meta:document-statistic meta:object-count="89"/>
  </office:meta>
</office:document-meta>
</file>